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InstanceData.get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.setCastorPreferences( PreferenceSet castorPrefere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.setTemporaryAttribute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.setAttribute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.getTemporary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pletInstanceData.CopletInstanc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pletInstanceData.addAttribute( AttributedMap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.setPreferences( PreferenceSetImpl prefere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.getCastorP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pletInstanceData.getCopl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.getTit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pletInstanceData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.getTemporary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.removeTemporary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.getP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.remove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.setCopletData( CopletData cople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.getCastor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pletInstanceData.getInstance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